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arningsTest.unused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arningsTest.unused_stubbed_is_not_implicitly_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WarningsTest.unfinished_verification_with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WarningsTest.unfinished_verification_without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ubbingWarningsTest.stubbing_argument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ingWarningsTest.stubbing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Warnings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WarningsTest.few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